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automatic" fo:wrap-option="wrap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111875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6.8552083333333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4.1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114pt" style:use-optimal-row-height="true" fo:break-before="auto"/>
    </style:style>
    <style:style style:name="ro17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  (5h)  ;Przygotowanie prezentacji, opis i analiza 2 wybranych algorytmów (2,5h)</text:p>
          </table:table-cell>
          <table:table-cell office:value-type="string" table:style-name="ce14">
            <text:p>7,5 godziny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6">
            <text:p>Przegląd literaturowy <text:s/>(5h)<text:s/>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8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7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3">
          <table:table-cell table:number-columns-repeated="16384"/>
        </table:table-row>
      </table:table>
      <table:table table:name="Arkusz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4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4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6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8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7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8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Sprawdzenie algorytmu w matlab/napisanie podstawowej funckji w C++/napisanie raportu</text:p>
          </table:table-cell>
          <table:table-cell office:value-type="string" table:style-name="ce14">
            <text:p>16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27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2-05T19:35:29Z</dc:date>
    <meta:editing-cycles>9</meta:editing-cycles>
    <meta:editing-duration>PT3703S</meta:editing-duration>
  </office:meta>
</office:document-meta>
</file>